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5.863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5.863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5.863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03374e" officeooo:paragraph-rsid="0003374e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officeooo:rsid="0003374e" officeooo:paragraph-rsid="0003374e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Nimbus Mono PS" fo:font-size="10pt" officeooo:rsid="0016f464" officeooo:paragraph-rsid="0016f464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Nimbus Mono PS" fo:font-size="10pt" officeooo:rsid="0016f464" officeooo:paragraph-rsid="00294108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Nimbus Mono PS" fo:font-size="10pt" officeooo:rsid="0016f464" officeooo:paragraph-rsid="002e641d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Nimbus Mono PS" fo:font-size="10pt" officeooo:rsid="0003374e" officeooo:paragraph-rsid="0003374e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Nimbus Mono PS" fo:font-size="10pt" fo:font-weight="bold" officeooo:rsid="001b0a23" officeooo:paragraph-rsid="001b0a23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Nimbus Mono PS" fo:font-size="10pt" fo:font-weight="bold" officeooo:rsid="001b0a23" officeooo:paragraph-rsid="00294108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Nimbus Mono PS" fo:font-size="10pt" fo:font-weight="bold" officeooo:rsid="001b0a23" officeooo:paragraph-rsid="002e641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Nimbus Mono PS" fo:font-size="11pt" officeooo:rsid="0003374e" officeooo:paragraph-rsid="0003374e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Nimbus Mono PS" fo:font-size="11pt" officeooo:rsid="0003374e" officeooo:paragraph-rsid="000f5271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Nimbus Mono PS" fo:font-size="11pt" officeooo:rsid="0003374e" officeooo:paragraph-rsid="0012ff63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Nimbus Mono PS" fo:font-size="11pt" officeooo:rsid="0003374e" officeooo:paragraph-rsid="00522ae1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font-size="11pt" officeooo:rsid="0003374e" officeooo:paragraph-rsid="0012ff63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font-size="11pt" officeooo:rsid="0003374e" officeooo:paragraph-rsid="0003374e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font-size="11pt" officeooo:rsid="0003374e" officeooo:paragraph-rsid="000f5271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font-size="11pt" officeooo:rsid="0003374e" officeooo:paragraph-rsid="00134c65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font-size="11pt" officeooo:rsid="0003374e" officeooo:paragraph-rsid="00254dfd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font-size="11pt" officeooo:rsid="0003374e" officeooo:paragraph-rsid="00294108" style:font-size-asian="11pt" style:font-size-complex="11pt"/>
    </style:style>
    <style:style style:name="P20" style:family="paragraph" style:parent-style-name="Standard">
      <style:text-properties fo:font-size="11pt" officeooo:rsid="0003374e" officeooo:paragraph-rsid="0003374e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font-size="11pt" officeooo:rsid="0016f464" officeooo:paragraph-rsid="0016f464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fo:font-size="11pt" officeooo:rsid="0016f464" officeooo:paragraph-rsid="0018c13c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fo:font-size="11pt" officeooo:rsid="0016f464" officeooo:paragraph-rsid="00294108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fo:font-size="11pt" officeooo:rsid="0016f464" officeooo:paragraph-rsid="002e641d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fo:font-size="11pt" officeooo:rsid="002d783d" officeooo:paragraph-rsid="0003374e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fo:font-size="11pt" fo:font-weight="bold" officeooo:rsid="0016f464" officeooo:paragraph-rsid="0018c13c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1pt" fo:font-weight="bold" officeooo:rsid="0016f464" officeooo:paragraph-rsid="00294108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1pt" fo:font-weight="bold" officeooo:rsid="0016f464" officeooo:paragraph-rsid="002e641d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6f464" officeooo:paragraph-rsid="001b0a23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6f464" officeooo:paragraph-rsid="00294108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1pt" fo:font-weight="bold" officeooo:rsid="0016f464" officeooo:paragraph-rsid="002e641d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officeooo:rsid="0003374e" officeooo:paragraph-rsid="0003374e" style:font-size-asian="12pt" style:font-size-complex="12pt"/>
    </style:style>
    <style:style style:name="P33" style:family="paragraph" style:parent-style-name="Title">
      <style:text-properties fo:font-size="12pt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1pt" officeooo:rsid="001e57cc" officeooo:paragraph-rsid="001e57cc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fo:font-size="11pt" officeooo:rsid="001e57cc" officeooo:paragraph-rsid="00294108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fo:font-size="11pt" officeooo:rsid="001e57cc" officeooo:paragraph-rsid="002e641d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fo:font-size="11pt" officeooo:rsid="00332f75" officeooo:paragraph-rsid="00332f75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fo:font-size="11pt" officeooo:rsid="0036fd02" officeooo:paragraph-rsid="0036fd02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fo:font-size="11pt" officeooo:rsid="003a0e9c" officeooo:paragraph-rsid="003a0e9c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fo:font-size="11pt" officeooo:rsid="00410321" officeooo:paragraph-rsid="00410321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fo:font-size="11pt" officeooo:rsid="00463222" officeooo:paragraph-rsid="00463222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1pt" fo:font-weight="bold" officeooo:paragraph-rsid="00294108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1pt" fo:font-weight="bold" officeooo:paragraph-rsid="002e641d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1pt" fo:font-weight="bold" officeooo:rsid="001e57cc" officeooo:paragraph-rsid="001e57cc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1pt" fo:font-weight="bold" officeooo:rsid="001e57cc" officeooo:paragraph-rsid="00294108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1pt" fo:font-weight="bold" officeooo:rsid="001e57cc" officeooo:paragraph-rsid="002e641d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1pt" fo:font-weight="bold" officeooo:rsid="001e57cc" officeooo:paragraph-rsid="0050ed63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2e641d" officeooo:paragraph-rsid="002e641d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3374e" officeooo:paragraph-rsid="0003374e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1pt" officeooo:rsid="0018c13c" officeooo:paragraph-rsid="002e641d" style:font-size-asian="11pt" style:font-size-complex="11pt"/>
    </style:style>
    <style:style style:name="P52" style:family="paragraph" style:parent-style-name="Standard">
      <style:paragraph-properties fo:text-align="start" style:justify-single-word="false"/>
      <style:text-properties fo:font-size="11pt" officeooo:rsid="0018c13c" officeooo:paragraph-rsid="0018c13c" style:font-size-asian="11pt" style:font-size-complex="11pt"/>
    </style:style>
    <style:style style:name="P53" style:family="paragraph" style:parent-style-name="Standard">
      <style:paragraph-properties fo:text-align="start" style:justify-single-word="false"/>
      <style:text-properties fo:font-size="11pt" officeooo:rsid="0018c13c" officeooo:paragraph-rsid="00294108" style:font-size-asian="11pt" style:font-size-complex="11pt"/>
    </style:style>
    <style:style style:name="P54" style:family="paragraph" style:parent-style-name="Standard">
      <style:paragraph-properties fo:text-align="start" style:justify-single-word="false"/>
      <style:text-properties fo:font-size="11pt" officeooo:rsid="0003374e" officeooo:paragraph-rsid="0003374e" style:font-size-asian="11pt" style:font-size-complex="11pt"/>
    </style:style>
    <style:style style:name="P55" style:family="paragraph" style:parent-style-name="Standard">
      <style:paragraph-properties fo:text-align="start" style:justify-single-word="false"/>
      <style:text-properties fo:font-size="11pt" officeooo:rsid="0003374e" officeooo:paragraph-rsid="005dc995" style:font-size-asian="11pt" style:font-size-complex="11pt"/>
    </style:style>
    <style:style style:name="P56" style:family="paragraph" style:parent-style-name="Standard">
      <style:paragraph-properties fo:text-align="start" style:justify-single-word="false"/>
      <style:text-properties fo:font-size="11pt" fo:font-weight="bold" officeooo:rsid="002e641d" officeooo:paragraph-rsid="002e641d" style:font-size-asian="11pt" style:font-weight-asian="bold" style:font-size-complex="11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Nimbus Mono PS" fo:font-size="10pt" officeooo:rsid="0003374e" officeooo:paragraph-rsid="0003374e" style:font-size-asian="10pt" style:font-size-complex="10pt"/>
    </style:style>
    <style:style style:name="P58" style:family="paragraph" style:parent-style-name="Heading_20_3">
      <style:text-properties officeooo:paragraph-rsid="002e641d"/>
    </style:style>
    <style:style style:name="P59" style:family="paragraph" style:parent-style-name="Heading_20_3">
      <style:text-properties fo:font-size="12pt" style:font-size-asian="12pt" style:font-size-complex="12pt"/>
    </style:style>
    <style:style style:name="P60" style:family="paragraph" style:parent-style-name="Heading_20_3">
      <style:text-properties fo:font-size="11pt" style:font-size-asian="11pt" style:font-size-complex="11pt"/>
    </style:style>
    <style:style style:name="T1" style:family="text">
      <style:text-properties style:font-name="Nimbus Mono PS"/>
    </style:style>
    <style:style style:name="T2" style:family="text">
      <style:text-properties officeooo:rsid="00089bf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c13c"/>
    </style:style>
    <style:style style:name="T5" style:family="text">
      <style:text-properties officeooo:rsid="001b0a23"/>
    </style:style>
    <style:style style:name="T6" style:family="text">
      <style:text-properties officeooo:rsid="00222b54"/>
    </style:style>
    <style:style style:name="T7" style:family="text">
      <style:text-properties officeooo:rsid="0029a2e5"/>
    </style:style>
    <style:style style:name="T8" style:family="text">
      <style:text-properties officeooo:rsid="002aee39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2e641d" style:font-size-asian="12pt" style:font-size-complex="12pt"/>
    </style:style>
    <style:style style:name="T11" style:family="text">
      <style:text-properties officeooo:rsid="00332f75"/>
    </style:style>
    <style:style style:name="T12" style:family="text">
      <style:text-properties officeooo:rsid="0035fc67"/>
    </style:style>
    <style:style style:name="T13" style:family="text">
      <style:text-properties officeooo:rsid="0036fd02"/>
    </style:style>
    <style:style style:name="T14" style:family="text">
      <style:text-properties officeooo:rsid="003a0e9c"/>
    </style:style>
    <style:style style:name="T15" style:family="text">
      <style:text-properties officeooo:rsid="00410321"/>
    </style:style>
    <style:style style:name="T16" style:family="text">
      <style:text-properties officeooo:rsid="00448cb6"/>
    </style:style>
    <style:style style:name="T17" style:family="text">
      <style:text-properties officeooo:rsid="00463222"/>
    </style:style>
    <style:style style:name="T18" style:family="text">
      <style:text-properties officeooo:rsid="004cc384"/>
    </style:style>
    <style:style style:name="T19" style:family="text">
      <style:text-properties officeooo:rsid="0050ed63"/>
    </style:style>
    <style:style style:name="T20" style:family="text">
      <style:text-properties officeooo:rsid="00522ae1"/>
    </style:style>
    <style:style style:name="T21" style:family="text">
      <style:text-properties officeooo:rsid="005dc9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33">Assignment #4: Report</text:p>
      <text:h text:style-name="P58" text:outline-level="3"><text:span text:style-name="T10">Algorithm-Based Optimization</text:span><text:span text:style-name="T9">:</text:span></text:h>
      <text:p text:style-name="P49">Optimization done by recreating the program using the FFT algorithm:</text:p>
      <text:p text:style-name="P49"/>
      <text:p text:style-name="P28">Regression Tests: </text:p>
      <text:p text:style-name="P51"><text:tab/>- After making the changes, I ran my unit tests again to ensure no bugs were introduced.</text:p>
      <text:p text:style-name="P24"><text:tab/> <text:s/><text:span text:style-name="T4">The results were the same.</text:span></text:p>
      <text:p text:style-name="P24">Before <text:span text:style-name="T4">and After</text:span> Tuning:</text:p>
      <text:p text:style-name="P5"><text:s/>python3 -m unittest UnitTests.py -v</text:p>
      <text:p text:style-name="P5"><text:s/>test_maximum_in_normalization (UnitTests.TestFFTConvolve) ... ok</text:p>
      <text:p text:style-name="P5"><text:s/>test_normalization_calculation (UnitTests.TestFFTConvolve) ... ok</text:p>
      <text:p text:style-name="P5"><text:s/>test_numpy_array_shapes (UnitTests.TestFFTConvolve) ... ok</text:p>
      <text:p text:style-name="P5"><text:s/>----------------------------------------------------------------------</text:p>
      <text:p text:style-name="P5"><text:s/>Ran 3 tests in 0.000s</text:p>
      <text:p text:style-name="P5"/>
      <text:p text:style-name="P5"><text:s/>OK</text:p>
      <text:p text:style-name="P9"/>
      <text:p text:style-name="P31"><text:span text:style-name="T5">Timing Measurements</text:span>: 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44"/>
          </table:table-cell>
          <table:table-cell table:style-name="Table7.A1" office:value-type="string">
            <text:p text:style-name="P47">Before <text:span text:style-name="T19">Optimization</text:span></text:p>
          </table:table-cell>
          <table:table-cell table:style-name="Table7.C1" office:value-type="string">
            <text:p text:style-name="P48">After <text:span text:style-name="T19">Optimization</text:span></text:p>
          </table:table-cell>
        </table:table-row>
        <table:table-row>
          <table:table-cell table:style-name="Table7.A2" office:value-type="string">
            <text:p text:style-name="P47">User</text:p>
          </table:table-cell>
          <table:table-cell table:style-name="Table7.A2" office:value-type="string">
            <text:p text:style-name="P36">1303.32s</text:p>
          </table:table-cell>
          <table:table-cell table:style-name="Table7.C2" office:value-type="string">
            <text:p text:style-name="P37">191.22S</text:p>
          </table:table-cell>
        </table:table-row>
        <table:table-row>
          <table:table-cell table:style-name="Table7.A2" office:value-type="string">
            <text:p text:style-name="P47">System</text:p>
          </table:table-cell>
          <table:table-cell table:style-name="Table7.A2" office:value-type="string">
            <text:p text:style-name="P36">0.13s</text:p>
          </table:table-cell>
          <table:table-cell table:style-name="Table7.C2" office:value-type="string">
            <text:p text:style-name="P36">0.07s</text:p>
          </table:table-cell>
        </table:table-row>
        <table:table-row>
          <table:table-cell table:style-name="Table7.A2" office:value-type="string">
            <text:p text:style-name="P47">CPU</text:p>
          </table:table-cell>
          <table:table-cell table:style-name="Table7.A2" office:value-type="string">
            <text:p text:style-name="P36">99%</text:p>
          </table:table-cell>
          <table:table-cell table:style-name="Table7.C2" office:value-type="string">
            <text:p text:style-name="P36">99%</text:p>
          </table:table-cell>
        </table:table-row>
        <table:table-row>
          <table:table-cell table:style-name="Table7.A2" office:value-type="string">
            <text:p text:style-name="P47">Total</text:p>
          </table:table-cell>
          <table:table-cell table:style-name="Table7.A2" office:value-type="string">
            <text:p text:style-name="P36">21:43.69</text:p>
          </table:table-cell>
          <table:table-cell table:style-name="Table7.C2" office:value-type="string">
            <text:p text:style-name="P36"><text:span text:style-name="T11">3</text:span>:<text:span text:style-name="T11">11</text:span>.<text:span text:style-name="T11">3</text:span>1</text:p>
          </table:table-cell>
        </table:table-row>
      </table:table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P59" text:outline-level="3"><text:soft-page-break/>Code tunings:</text:h>
      <text:p text:style-name="P32"><text:s text:c="2"/><text:span text:style-name="T3">1. Minimizing work inside loops.</text:span></text:p>
      <text:p text:style-name="P18"><text:tab/>- The first code tuning is putting calculations done inside the loop in the function Normalize into a</text:p>
      <text:p text:style-name="P18"><text:tab/> <text:s text:c="2"/>constant before the loop, so that it doesn't have to compute the result every time it loops.</text:p>
      <text:p text:style-name="P15"/>
      <text:p text:style-name="P15"><text:s text:c="4"/>Before:</text:p>
      <text:p text:style-name="P6"><text:s text:c="6"/>def Normalize(samples, bitsize):</text:p>
      <text:p text:style-name="P6"><text:s text:c="10"/>...</text:p>
      <text:p text:style-name="P6"><text:s text:c="10"/>temp = 0</text:p>
      <text:p text:style-name="P6"><text:s text:c="10"/>for i in range(((2**bitsize // 2) - 1)):</text:p>
      <text:p text:style-name="P6"><text:s text:c="14"/>temp += (samples / maximum)</text:p>
      <text:p text:style-name="P6"><text:s text:c="10"/>samples = temp</text:p>
      <text:p text:style-name="P6"><text:s text:c="10"/>return samples</text:p>
      <text:p text:style-name="P15"><text:s text:c="4"/>After:</text:p>
      <text:p text:style-name="P2"><text:s text:c="5"/><text:span text:style-name="T1"><text:s/>def Normalize(samples, bitsize):</text:span></text:p>
      <text:p text:style-name="P6"><text:s text:c="10"/>...</text:p>
      <text:p text:style-name="P6"><text:s text:c="10"/>temp = 0</text:p>
      <text:p text:style-name="P6"><text:s text:c="10"/>accumulator = samples / maximum</text:p>
      <text:p text:style-name="P6"><text:s text:c="10"/>for i in range(((2**bitsize // 2) - 1)):</text:p>
      <text:p text:style-name="P6"><text:s text:c="14"/>temp += accumulator</text:p>
      <text:p text:style-name="P6"><text:s text:c="10"/>samples = temp</text:p>
      <text:p text:style-name="P6"><text:s text:c="10"/>return samples</text:p>
      <text:p text:style-name="P15"/>
      <text:p text:style-name="P26">Regression Tests: </text:p>
      <text:p text:style-name="P52"><text:tab/>- After making the changes, I ran my unit tests again to ensure no bugs were introduced.</text:p>
      <text:p text:style-name="P22"><text:tab/> <text:s/><text:span text:style-name="T4">The results were the same.</text:span></text:p>
      <text:p text:style-name="P21">Before <text:span text:style-name="T4">and After</text:span> Tuning:</text:p>
      <text:p text:style-name="P3"><text:s/>python3 -m unittest UnitTests.py -v</text:p>
      <text:p text:style-name="P3"><text:s/>test_maximum_in_normalization (UnitTests.TestFFTConvolve) ... ok</text:p>
      <text:p text:style-name="P3"><text:s/>test_normalization_calculation (UnitTests.TestFFTConvolve) ... ok</text:p>
      <text:p text:style-name="P3"><text:s/>test_numpy_array_shapes (UnitTests.TestFFTConvolve) ... ok</text:p>
      <text:p text:style-name="P3"><text:s/>----------------------------------------------------------------------</text:p>
      <text:p text:style-name="P3"><text:s/>Ran 3 tests in 0.000s</text:p>
      <text:p text:style-name="P3"/>
      <text:p text:style-name="P3"><text:s/>OK</text:p>
      <text:p text:style-name="P7"/>
      <text:p text:style-name="P29"><text:span text:style-name="T5">Timing Measurements</text:span>: 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5">Before <text:span text:style-name="T6">Tuning</text:span></text:p>
          </table:table-cell>
          <table:table-cell table:style-name="Table1.C1" office:value-type="string">
            <text:p text:style-name="P45">After <text:span text:style-name="T6">Tuning</text:span></text:p>
          </table:table-cell>
        </table:table-row>
        <table:table-row>
          <table:table-cell table:style-name="Table1.A2" office:value-type="string">
            <text:p text:style-name="P45">User</text:p>
          </table:table-cell>
          <table:table-cell table:style-name="Table1.A2" office:value-type="string">
            <text:p text:style-name="P37">191.22S</text:p>
          </table:table-cell>
          <table:table-cell table:style-name="Table1.C2" office:value-type="string">
            <text:p text:style-name="P34">12<text:span text:style-name="T12">7.63S</text:span></text:p>
          </table:table-cell>
        </table:table-row>
        <table:table-row>
          <table:table-cell table:style-name="Table1.A2" office:value-type="string">
            <text:p text:style-name="P45">System</text:p>
          </table:table-cell>
          <table:table-cell table:style-name="Table1.A2" office:value-type="string">
            <text:p text:style-name="P36">0.07s</text:p>
          </table:table-cell>
          <table:table-cell table:style-name="Table1.C2" office:value-type="string">
            <text:p text:style-name="P34">0.0<text:span text:style-name="T12">6</text:span>s</text:p>
          </table:table-cell>
        </table:table-row>
        <table:table-row>
          <table:table-cell table:style-name="Table1.A2" office:value-type="string">
            <text:p text:style-name="P45">CPU</text:p>
          </table:table-cell>
          <table:table-cell table:style-name="Table1.A2" office:value-type="string">
            <text:p text:style-name="P36">99%</text:p>
          </table:table-cell>
          <table:table-cell table:style-name="Table1.C2" office:value-type="string">
            <text:p text:style-name="P34">99%</text:p>
          </table:table-cell>
        </table:table-row>
        <table:table-row>
          <table:table-cell table:style-name="Table1.A2" office:value-type="string">
            <text:p text:style-name="P45">Total</text:p>
          </table:table-cell>
          <table:table-cell table:style-name="Table1.A2" office:value-type="string">
            <text:p text:style-name="P36"><text:span text:style-name="T11">3</text:span>:<text:span text:style-name="T11">11</text:span>.<text:span text:style-name="T11">3</text:span>1</text:p>
          </table:table-cell>
          <table:table-cell table:style-name="Table1.C2" office:value-type="string">
            <text:p text:style-name="P34">2:<text:span text:style-name="T12">07</text:span>.<text:span text:style-name="T12">77</text:span></text:p>
          </table:table-cell>
        </table:table-row>
      </table:table>
      <text:p text:style-name="P15"/>
      <text:p text:style-name="P15"/>
      <text:p text:style-name="P32"/>
      <text:p text:style-name="P32"/>
      <text:p text:style-name="P32"/>
      <text:p text:style-name="P32"/>
      <text:p text:style-name="P50"><text:soft-page-break/><text:s text:c="2"/>2. Unrolling</text:p>
      <text:p text:style-name="P15"><text:s text:c="4"/>- Unrolled <text:span text:style-name="T8">the</text:span> loop <text:span text:style-name="T8">inside Normalize function since</text:span> calculations done <text:span text:style-name="T8">in a loop</text:span> could be done in a single line.</text:p>
      <text:p text:style-name="P15"/>
      <text:p text:style-name="P15"><text:s text:c="4"/>Before:</text:p>
      <text:p text:style-name="P10"><text:s text:c="6"/>def Normalize(samples, bitsize):</text:p>
      <text:p text:style-name="P10"><text:s text:c="10"/>if abs(numpy.amax(samples)) &gt; abs(numpy.amin(samples)): <text:tab/><text:tab/><text:tab/><text:tab/>maximum = abs(numpy.amax(samples))</text:p>
      <text:p text:style-name="P10"><text:s text:c="10"/>else: maximum = abs(numpy.amin(samples))</text:p>
      <text:p text:style-name="P10"/>
      <text:p text:style-name="P10"><text:s text:c="10"/>temp = 0</text:p>
      <text:p text:style-name="P10"><text:s text:c="10"/>accumulator = samples / maximum</text:p>
      <text:p text:style-name="P10"><text:s text:c="10"/>for i in range(((2**bitsize // 2) - 1)):</text:p>
      <text:p text:style-name="P10"><text:s text:c="14"/>temp += accumulator</text:p>
      <text:p text:style-name="P10"/>
      <text:p text:style-name="P10"><text:s text:c="10"/>samples = temp</text:p>
      <text:p text:style-name="P10"><text:s text:c="10"/>return samples</text:p>
      <text:p text:style-name="P15"/>
      <text:p text:style-name="P15"><text:s text:c="6"/>After:</text:p>
      <text:p text:style-name="P15"><text:s text:c="6"/><text:tab/><text:span text:style-name="T1">def Normalize(samples, bitsize):</text:span></text:p>
      <text:p text:style-name="P10"><text:s text:c="12"/>if abs(numpy.amax(samples)) &gt; abs(numpy.amin(samples)): <text:tab/><text:tab/><text:tab/> <text:s/><text:tab/> <text:s/>maximum = abs(numpy.amax(samples))</text:p>
      <text:p text:style-name="P10"><text:s text:c="12"/>else: maximum = abs(numpy.amin(samples))</text:p>
      <text:p text:style-name="P10"/>
      <text:p text:style-name="P10"><text:s text:c="12"/>samples = (samples / maximum * ((2**bitsize / 2) - 1))</text:p>
      <text:p text:style-name="P10"><text:s text:c="12"/>return samples</text:p>
      <text:p text:style-name="P15"/>
      <text:p text:style-name="P27">Regression Tests: </text:p>
      <text:p text:style-name="P53"><text:tab/>- After making the changes, I ran my unit tests again to ensure no bugs were introduced.</text:p>
      <text:p text:style-name="P23"><text:tab/> <text:s/><text:span text:style-name="T4">The results were the same.</text:span></text:p>
      <text:p text:style-name="P23">Before <text:span text:style-name="T4">and After</text:span> Tuning:</text:p>
      <text:p text:style-name="P4"><text:s/>python3 -m unittest UnitTests.py -v</text:p>
      <text:p text:style-name="P4"><text:s/>test_maximum_in_normalization (UnitTests.TestFFTConvolve) ... ok</text:p>
      <text:p text:style-name="P4"><text:s/>test_normalization_calculation (UnitTests.TestFFTConvolve) ... ok</text:p>
      <text:p text:style-name="P4"><text:s/>test_numpy_array_shapes (UnitTests.TestFFTConvolve) ... ok</text:p>
      <text:p text:style-name="P4"><text:s/>----------------------------------------------------------------------</text:p>
      <text:p text:style-name="P4"><text:s/>Ran 3 tests in 0.000s</text:p>
      <text:p text:style-name="P4"/>
      <text:p text:style-name="P4"><text:s/>OK</text:p>
      <text:p text:style-name="P8"/>
      <text:p text:style-name="P30"><text:span text:style-name="T5">Timing Measurements</text:span>: 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6">Before <text:span text:style-name="T6">Tuning</text:span></text:p>
          </table:table-cell>
          <table:table-cell table:style-name="Table2.C1" office:value-type="string">
            <text:p text:style-name="P46">After <text:span text:style-name="T6">Tuning</text:span></text:p>
          </table:table-cell>
        </table:table-row>
        <table:table-row>
          <table:table-cell table:style-name="Table2.A2" office:value-type="string">
            <text:p text:style-name="P46">User</text:p>
          </table:table-cell>
          <table:table-cell table:style-name="Table2.A2" office:value-type="string">
            <text:p text:style-name="P34">12<text:span text:style-name="T12">7.63S</text:span></text:p>
          </table:table-cell>
          <table:table-cell table:style-name="Table2.C2" office:value-type="string">
            <text:p text:style-name="P38">2.10S</text:p>
          </table:table-cell>
        </table:table-row>
        <table:table-row>
          <table:table-cell table:style-name="Table2.A2" office:value-type="string">
            <text:p text:style-name="P46">System</text:p>
          </table:table-cell>
          <table:table-cell table:style-name="Table2.A2" office:value-type="string">
            <text:p text:style-name="P34">0.0<text:span text:style-name="T12">6</text:span>s</text:p>
          </table:table-cell>
          <table:table-cell table:style-name="Table2.C2" office:value-type="string">
            <text:p text:style-name="P35">0.<text:span text:style-name="T13">12</text:span>s</text:p>
          </table:table-cell>
        </table:table-row>
        <table:table-row>
          <table:table-cell table:style-name="Table2.A2" office:value-type="string">
            <text:p text:style-name="P46">CPU</text:p>
          </table:table-cell>
          <table:table-cell table:style-name="Table2.A2" office:value-type="string">
            <text:p text:style-name="P34">99%</text:p>
          </table:table-cell>
          <table:table-cell table:style-name="Table2.C2" office:value-type="string">
            <text:p text:style-name="P35">99%</text:p>
          </table:table-cell>
        </table:table-row>
        <table:table-row>
          <table:table-cell table:style-name="Table2.A2" office:value-type="string">
            <text:p text:style-name="P46">Total</text:p>
          </table:table-cell>
          <table:table-cell table:style-name="Table2.A2" office:value-type="string">
            <text:p text:style-name="P34">2:<text:span text:style-name="T12">07</text:span>.<text:span text:style-name="T12">77</text:span></text:p>
          </table:table-cell>
          <table:table-cell table:style-name="Table2.C2" office:value-type="string">
            <text:p text:style-name="P35">0:<text:span text:style-name="T13">0</text:span>2.<text:span text:style-name="T13">23</text:span></text:p>
          </table:table-cell>
        </table:table-row>
      </table:table>
      <text:p text:style-name="P19"/>
      <text:p text:style-name="P15"/>
      <text:p text:style-name="P32"><text:soft-page-break/><text:s text:c="2"/><text:span text:style-name="T3">3. Strength Reduction:</text:span></text:p>
      <text:p text:style-name="P15"><text:tab/>- Instead of using float point, I've converted it to a less expensive type such as an integer</text:p>
      <text:p text:style-name="P55"><text:tab/>- <text:span text:style-name="T21">I’ve changed it so that I’m using integer division instead of floating point to force the result into an <text:tab/><text:tab/>integer for (</text:span><text:span text:style-name="T1">2**bitsize // 2)</text:span></text:p>
      <text:p text:style-name="P15"/>
      <text:p text:style-name="P15"><text:s text:c="4"/>Before:</text:p>
      <text:p text:style-name="P15"><text:s text:c="6"/><text:span text:style-name="T1">def Normalize(samples, bitsize):</text:span></text:p>
      <text:p text:style-name="P10"><text:s text:c="10"/>if abs(numpy.amax(samples)) &gt; abs(numpy.amin(samples)): <text:tab/><text:tab/><text:tab/><text:tab/>maximum = abs(numpy.amax(samples))</text:p>
      <text:p text:style-name="P10"><text:s text:c="10"/>else: maximum = abs(numpy.amin(samples))</text:p>
      <text:p text:style-name="P10"/>
      <text:p text:style-name="P10"><text:s text:c="10"/>samples = (samples / maximum * ((2**bitsize / 2) - 1))</text:p>
      <text:p text:style-name="P10"><text:s text:c="10"/>return samples</text:p>
      <text:p text:style-name="P15"/>
      <text:p text:style-name="P15"><text:s text:c="4"/>After:</text:p>
      <text:p text:style-name="P15"><text:s text:c="6"/><text:span text:style-name="T1">def Normalize(samples, bitsize):</text:span></text:p>
      <text:p text:style-name="P10"><text:s text:c="10"/>if abs(numpy.amax(samples)) &gt; abs(numpy.amin(samples)): <text:tab/><text:tab/><text:tab/><text:tab/>maximum = abs(numpy.amax(samples))</text:p>
      <text:p text:style-name="P10"><text:s text:c="10"/>else: maximum = abs(numpy.amin(samples))</text:p>
      <text:p text:style-name="P10"/>
      <text:p text:style-name="P10"><text:s text:c="10"/>samples = (samples / maximum * ((2**bitsize // 2) - 1))</text:p>
      <text:p text:style-name="P10"><text:s text:c="10"/>return samples</text:p>
      <text:p text:style-name="P15"/>
      <text:p text:style-name="P27">Regression Tests: </text:p>
      <text:p text:style-name="P53"><text:tab/>- After making the changes, I ran my unit tests again to ensure no bugs were introduced.</text:p>
      <text:p text:style-name="P23"><text:tab/> <text:s/><text:span text:style-name="T4">The results were the same.</text:span></text:p>
      <text:p text:style-name="P23">Before <text:span text:style-name="T4">and After</text:span> Tuning:</text:p>
      <text:p text:style-name="P4"><text:s/>python3 -m unittest UnitTests.py -v</text:p>
      <text:p text:style-name="P4"><text:s/>test_maximum_in_normalization (UnitTests.TestFFTConvolve) ... ok</text:p>
      <text:p text:style-name="P4"><text:s/>test_normalization_calculation (UnitTests.TestFFTConvolve) ... ok</text:p>
      <text:p text:style-name="P4"><text:s/>test_numpy_array_shapes (UnitTests.TestFFTConvolve) ... ok</text:p>
      <text:p text:style-name="P4"><text:s/>----------------------------------------------------------------------</text:p>
      <text:p text:style-name="P4"><text:s/>Ran 3 tests in 0.000s</text:p>
      <text:p text:style-name="P4"/>
      <text:p text:style-name="P4"><text:s/>OK</text:p>
      <text:p text:style-name="P8"/>
      <text:p text:style-name="P30"><text:span text:style-name="T5">Timing Measurements</text:span>: 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6">Before <text:span text:style-name="T6">Tuning</text:span></text:p>
          </table:table-cell>
          <table:table-cell table:style-name="Table3.C1" office:value-type="string">
            <text:p text:style-name="P46">After <text:span text:style-name="T6">Tuning</text:span></text:p>
          </table:table-cell>
        </table:table-row>
        <table:table-row>
          <table:table-cell table:style-name="Table3.A2" office:value-type="string">
            <text:p text:style-name="P46">User</text:p>
          </table:table-cell>
          <table:table-cell table:style-name="Table3.A2" office:value-type="string">
            <text:p text:style-name="P38">2.10S</text:p>
          </table:table-cell>
          <table:table-cell table:style-name="Table3.C2" office:value-type="string">
            <text:p text:style-name="P39">2.09S</text:p>
          </table:table-cell>
        </table:table-row>
        <table:table-row>
          <table:table-cell table:style-name="Table3.A2" office:value-type="string">
            <text:p text:style-name="P46">System</text:p>
          </table:table-cell>
          <table:table-cell table:style-name="Table3.A2" office:value-type="string">
            <text:p text:style-name="P35">0.<text:span text:style-name="T13">12</text:span>s</text:p>
          </table:table-cell>
          <table:table-cell table:style-name="Table3.C2" office:value-type="string">
            <text:p text:style-name="P35">0.<text:span text:style-name="T14">10</text:span>s</text:p>
          </table:table-cell>
        </table:table-row>
        <table:table-row>
          <table:table-cell table:style-name="Table3.A2" office:value-type="string">
            <text:p text:style-name="P46">CPU</text:p>
          </table:table-cell>
          <table:table-cell table:style-name="Table3.A2" office:value-type="string">
            <text:p text:style-name="P35">99%</text:p>
          </table:table-cell>
          <table:table-cell table:style-name="Table3.C2" office:value-type="string">
            <text:p text:style-name="P35">99%</text:p>
          </table:table-cell>
        </table:table-row>
        <table:table-row>
          <table:table-cell table:style-name="Table3.A2" office:value-type="string">
            <text:p text:style-name="P46">Total</text:p>
          </table:table-cell>
          <table:table-cell table:style-name="Table3.A2" office:value-type="string">
            <text:p text:style-name="P35">0:<text:span text:style-name="T13">0</text:span>2.<text:span text:style-name="T13">23</text:span></text:p>
          </table:table-cell>
          <table:table-cell table:style-name="Table3.C2" office:value-type="string">
            <text:p text:style-name="P35"><text:span text:style-name="T14">0</text:span>0:<text:span text:style-name="T14">02</text:span>.<text:span text:style-name="T14">20</text:span></text:p>
          </table:table-cell>
        </table:table-row>
      </table:table>
      <text:p text:style-name="P19"/>
      <text:p text:style-name="P15"/>
      <text:p text:style-name="P15"/>
      <text:p text:style-name="P15"/>
      <text:p text:style-name="P15"/>
      <text:p text:style-name="P15"><text:soft-page-break/></text:p>
      <text:p text:style-name="P25"/>
      <text:p text:style-name="P50"><text:s/>4. Initialize at compile time:</text:p>
      <text:p text:style-name="P15"><text:s text:c="4"/>- I've used constants wherever it was possible. Here I've changed it so that the number 16 is a <text:tab/>constant (bitsize)</text:p>
      <text:p text:style-name="P15"/>
      <text:p text:style-name="P15"><text:s text:c="4"/>Before:</text:p>
      <text:p text:style-name="P13"><text:s text:c="5"/><text:span text:style-name="T20">class FFTConvolve():</text:span></text:p>
      <text:p text:style-name="P13"><text:tab/> <text:s text:c="2"/>def Main(dryRecording, impulseResponse, outputFile):</text:p>
      <text:p text:style-name="P10"><text:s text:c="10"/><text:tab/><text:span text:style-name="T2">bitsize=16</text:span></text:p>
      <text:p text:style-name="P10"><text:s text:c="11"/>...</text:p>
      <text:p text:style-name="P15"/>
      <text:p text:style-name="P15"><text:s text:c="4"/>After:</text:p>
      <text:p text:style-name="P10"><text:s text:c="6"/>bitsize = 16</text:p>
      <text:p text:style-name="P10"><text:tab/><text:span text:style-name="T20">class FFTConvolve():</text:span></text:p>
      <text:p text:style-name="P10"><text:s text:c="9"/>def Main(dryRecording, impulseResponse, outputFile):</text:p>
      <text:p text:style-name="P10"><text:s text:c="9"/><text:tab/> ...</text:p>
      <text:p text:style-name="P15"/>
      <text:p text:style-name="P27">Regression Tests: </text:p>
      <text:p text:style-name="P53"><text:tab/>- After making the changes, I ran my unit tests again to ensure no bugs were introduced.</text:p>
      <text:p text:style-name="P23"><text:tab/> <text:s/><text:span text:style-name="T4">The results were the same.</text:span></text:p>
      <text:p text:style-name="P23">Before <text:span text:style-name="T4">and After</text:span> Tuning:</text:p>
      <text:p text:style-name="P4"><text:s/>python3 -m unittest UnitTests.py -v</text:p>
      <text:p text:style-name="P4"><text:s/>test_maximum_in_normalization (UnitTests.TestFFTConvolve) ... ok</text:p>
      <text:p text:style-name="P4"><text:s/>test_normalization_calculation (UnitTests.TestFFTConvolve) ... ok</text:p>
      <text:p text:style-name="P4"><text:s/>test_numpy_array_shapes (UnitTests.TestFFTConvolve) ... ok</text:p>
      <text:p text:style-name="P4"><text:s/>----------------------------------------------------------------------</text:p>
      <text:p text:style-name="P4"><text:s/>Ran 3 tests in 0.000s</text:p>
      <text:p text:style-name="P4"/>
      <text:p text:style-name="P4"><text:s/>OK</text:p>
      <text:p text:style-name="P8"/>
      <text:p text:style-name="P30"><text:span text:style-name="T5">Timing Measurements</text:span>: 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6">Before <text:span text:style-name="T6">Tuning</text:span></text:p>
          </table:table-cell>
          <table:table-cell table:style-name="Table4.C1" office:value-type="string">
            <text:p text:style-name="P46">After <text:span text:style-name="T6">Tuning</text:span></text:p>
          </table:table-cell>
        </table:table-row>
        <table:table-row>
          <table:table-cell table:style-name="Table4.A2" office:value-type="string">
            <text:p text:style-name="P46">User</text:p>
          </table:table-cell>
          <table:table-cell table:style-name="Table4.A2" office:value-type="string">
            <text:p text:style-name="P39">2.09S</text:p>
          </table:table-cell>
          <table:table-cell table:style-name="Table4.C2" office:value-type="string">
            <text:p text:style-name="P40">2.02<text:span text:style-name="T16">s</text:span></text:p>
          </table:table-cell>
        </table:table-row>
        <table:table-row>
          <table:table-cell table:style-name="Table4.A2" office:value-type="string">
            <text:p text:style-name="P46">System</text:p>
          </table:table-cell>
          <table:table-cell table:style-name="Table4.A2" office:value-type="string">
            <text:p text:style-name="P35">0.<text:span text:style-name="T14">10</text:span>s</text:p>
          </table:table-cell>
          <table:table-cell table:style-name="Table4.C2" office:value-type="string">
            <text:p text:style-name="P35">0.<text:span text:style-name="T15">10</text:span>s</text:p>
          </table:table-cell>
        </table:table-row>
        <table:table-row>
          <table:table-cell table:style-name="Table4.A2" office:value-type="string">
            <text:p text:style-name="P46">CPU</text:p>
          </table:table-cell>
          <table:table-cell table:style-name="Table4.A2" office:value-type="string">
            <text:p text:style-name="P35">99%</text:p>
          </table:table-cell>
          <table:table-cell table:style-name="Table4.C2" office:value-type="string">
            <text:p text:style-name="P35">99%</text:p>
          </table:table-cell>
        </table:table-row>
        <table:table-row>
          <table:table-cell table:style-name="Table4.A2" office:value-type="string">
            <text:p text:style-name="P46">Total</text:p>
          </table:table-cell>
          <table:table-cell table:style-name="Table4.A2" office:value-type="string">
            <text:p text:style-name="P35"><text:span text:style-name="T14">0</text:span>0:<text:span text:style-name="T14">02</text:span>.<text:span text:style-name="T14">20</text:span></text:p>
          </table:table-cell>
          <table:table-cell table:style-name="Table4.C2" office:value-type="string">
            <text:p text:style-name="P35"><text:span text:style-name="T15">0</text:span>0:<text:span text:style-name="T15">02</text:span>.<text:span text:style-name="T15">12</text:span></text:p>
          </table:table-cell>
        </table:table-row>
      </table:table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50">5. Exploit Algebraic Identities:</text:p>
      <text:p text:style-name="P15"><text:s text:c="4"/>- Here, I've replaced the expensive if statement with a less expensive alternative of using python's <text:tab/>built in max function to take the maximum of two values.</text:p>
      <text:p text:style-name="P15"/>
      <text:p text:style-name="P15"><text:s text:c="4"/>Before:</text:p>
      <text:p text:style-name="P16"><text:s text:c="6"/><text:span text:style-name="T1">if abs(numpy.amax(samples)) &gt; abs(numpy.amin(samples)): </text:span></text:p>
      <text:p text:style-name="P11"><text:tab/> maximum = abs(numpy.amax(samples))</text:p>
      <text:p text:style-name="P10"><text:s text:c="3"/>else: maximum = abs(numpy.amin(samples))</text:p>
      <text:p text:style-name="P15"/>
      <text:p text:style-name="P15"><text:s text:c="4"/>After:</text:p>
      <text:p text:style-name="P15"><text:s text:c="6"/><text:span text:style-name="T1">maximum = max(abs(numpy.amax(samples)), abs(numpy.amin(samples)))</text:span></text:p>
      <text:p text:style-name="P15"/>
      <text:p text:style-name="P27">Regression Tests: </text:p>
      <text:p text:style-name="P53"><text:tab/>- After making the changes, I ran my unit tests again to ensure no bugs were introduced.</text:p>
      <text:p text:style-name="P23"><text:tab/> <text:s/><text:span text:style-name="T4">The results were the same.</text:span></text:p>
      <text:p text:style-name="P23">Before <text:span text:style-name="T4">and After</text:span> Tuning:</text:p>
      <text:p text:style-name="P4"><text:s/>python3 -m unittest UnitTests.py -v</text:p>
      <text:p text:style-name="P4"><text:s/>test_maximum_in_normalization (UnitTests.TestFFTConvolve) ... ok</text:p>
      <text:p text:style-name="P4"><text:s/>test_normalization_calculation (UnitTests.TestFFTConvolve) ... ok</text:p>
      <text:p text:style-name="P4"><text:s/>test_numpy_array_shapes (UnitTests.TestFFTConvolve) ... ok</text:p>
      <text:p text:style-name="P4"><text:s/>----------------------------------------------------------------------</text:p>
      <text:p text:style-name="P4"><text:s/>Ran 3 tests in 0.000s</text:p>
      <text:p text:style-name="P4"/>
      <text:p text:style-name="P4"><text:s/>OK</text:p>
      <text:p text:style-name="P8"/>
      <text:p text:style-name="P30"><text:span text:style-name="T5">Timing Measurements</text:span>: 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6">Before <text:span text:style-name="T6">Tuning</text:span></text:p>
          </table:table-cell>
          <table:table-cell table:style-name="Table5.C1" office:value-type="string">
            <text:p text:style-name="P46">After <text:span text:style-name="T6">Tuning</text:span></text:p>
          </table:table-cell>
        </table:table-row>
        <table:table-row>
          <table:table-cell table:style-name="Table5.A2" office:value-type="string">
            <text:p text:style-name="P46">User</text:p>
          </table:table-cell>
          <table:table-cell table:style-name="Table5.A2" office:value-type="string">
            <text:p text:style-name="P40">2.02<text:span text:style-name="T16">s</text:span></text:p>
          </table:table-cell>
          <table:table-cell table:style-name="Table5.C2" office:value-type="string">
            <text:p text:style-name="P41">1.58s</text:p>
          </table:table-cell>
        </table:table-row>
        <table:table-row>
          <table:table-cell table:style-name="Table5.A2" office:value-type="string">
            <text:p text:style-name="P46">System</text:p>
          </table:table-cell>
          <table:table-cell table:style-name="Table5.A2" office:value-type="string">
            <text:p text:style-name="P35">0.<text:span text:style-name="T15">10</text:span>s</text:p>
          </table:table-cell>
          <table:table-cell table:style-name="Table5.C2" office:value-type="string">
            <text:p text:style-name="P35">0.07s</text:p>
          </table:table-cell>
        </table:table-row>
        <table:table-row>
          <table:table-cell table:style-name="Table5.A2" office:value-type="string">
            <text:p text:style-name="P46">CPU</text:p>
          </table:table-cell>
          <table:table-cell table:style-name="Table5.A2" office:value-type="string">
            <text:p text:style-name="P35">99%</text:p>
          </table:table-cell>
          <table:table-cell table:style-name="Table5.C2" office:value-type="string">
            <text:p text:style-name="P35">99%</text:p>
          </table:table-cell>
        </table:table-row>
        <table:table-row>
          <table:table-cell table:style-name="Table5.A2" office:value-type="string">
            <text:p text:style-name="P46">Total</text:p>
          </table:table-cell>
          <table:table-cell table:style-name="Table5.A2" office:value-type="string">
            <text:p text:style-name="P35"><text:span text:style-name="T15">0</text:span>0:<text:span text:style-name="T15">02</text:span>.<text:span text:style-name="T15">12</text:span></text:p>
          </table:table-cell>
          <table:table-cell table:style-name="Table5.C2" office:value-type="string">
            <text:p text:style-name="P35"><text:span text:style-name="T17">00</text:span>:<text:span text:style-name="T17">01</text:span>.<text:span text:style-name="T17">65</text:span></text:p>
          </table:table-cell>
        </table:table-row>
      </table:table>
      <text:p text:style-name="P1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h text:style-name="P60" text:outline-level="3">Compiler Level Optimization:</text:h>
      <text:p text:style-name="P14"><text:s text:c="2"/>Ran using: </text:p>
      <text:p text:style-name="P12"><text:s/>python3 -OO convolve.py guitar.wav l960large_brite_hall.wav output.wav</text:p>
      <text:p text:style-name="P17"><text:s text:c="2"/>Using -O when running python3 optimizes generated bytecode slightly. -OO removes doc strings in</text:p>
      <text:p text:style-name="P17"><text:s text:c="2"/>addition to the -O optimizations</text:p>
      <text:p text:style-name="P15"/>
      <text:p text:style-name="P27">Regression Tests: </text:p>
      <text:p text:style-name="P53"><text:tab/>- After making the changes, I ran my unit tests again to ensure no bugs were introduced.</text:p>
      <text:p text:style-name="P23"><text:tab/> <text:s/><text:span text:style-name="T4">The results were the same. (Although compiler level optimizations are not likely to introduce bugs)</text:span></text:p>
      <text:p text:style-name="P23">Before <text:span text:style-name="T4">and After</text:span> Tuning:</text:p>
      <text:p text:style-name="P4"><text:s/>python3 -m unittest UnitTests.py -v</text:p>
      <text:p text:style-name="P4"><text:s/>test_maximum_in_normalization (UnitTests.TestFFTConvolve) ... ok</text:p>
      <text:p text:style-name="P4"><text:s/>test_normalization_calculation (UnitTests.TestFFTConvolve) ... ok</text:p>
      <text:p text:style-name="P4"><text:s/>test_numpy_array_shapes (UnitTests.TestFFTConvolve) ... ok</text:p>
      <text:p text:style-name="P4"><text:s/>----------------------------------------------------------------------</text:p>
      <text:p text:style-name="P4"><text:s/>Ran 3 tests in 0.000s</text:p>
      <text:p text:style-name="P4"/>
      <text:p text:style-name="P4"><text:s/>OK</text:p>
      <text:p text:style-name="P8"/>
      <text:p text:style-name="P30"><text:span text:style-name="T5">Timing Measurements</text:span>: 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43"/>
          </table:table-cell>
          <table:table-cell table:style-name="Table6.A1" office:value-type="string">
            <text:p text:style-name="P46">Before <text:span text:style-name="T7">Optimizing</text:span></text:p>
          </table:table-cell>
          <table:table-cell table:style-name="Table6.C1" office:value-type="string">
            <text:p text:style-name="P46">After <text:span text:style-name="T7">Optimizing</text:span></text:p>
          </table:table-cell>
        </table:table-row>
        <table:table-row>
          <table:table-cell table:style-name="Table6.A2" office:value-type="string">
            <text:p text:style-name="P46">User</text:p>
          </table:table-cell>
          <table:table-cell table:style-name="Table6.A2" office:value-type="string">
            <text:p text:style-name="P41">1.58s</text:p>
          </table:table-cell>
          <table:table-cell table:style-name="Table6.C2" office:value-type="string">
            <text:p text:style-name="P35">1.<text:span text:style-name="T18">52s</text:span></text:p>
          </table:table-cell>
        </table:table-row>
        <table:table-row>
          <table:table-cell table:style-name="Table6.A2" office:value-type="string">
            <text:p text:style-name="P46">System</text:p>
          </table:table-cell>
          <table:table-cell table:style-name="Table6.A2" office:value-type="string">
            <text:p text:style-name="P35">0.07s</text:p>
          </table:table-cell>
          <table:table-cell table:style-name="Table6.C2" office:value-type="string">
            <text:p text:style-name="P35">0.0<text:span text:style-name="T18">5</text:span>s</text:p>
          </table:table-cell>
        </table:table-row>
        <table:table-row>
          <table:table-cell table:style-name="Table6.A2" office:value-type="string">
            <text:p text:style-name="P46">CPU</text:p>
          </table:table-cell>
          <table:table-cell table:style-name="Table6.A2" office:value-type="string">
            <text:p text:style-name="P35">99%</text:p>
          </table:table-cell>
          <table:table-cell table:style-name="Table6.C2" office:value-type="string">
            <text:p text:style-name="P35">99%</text:p>
          </table:table-cell>
        </table:table-row>
        <table:table-row>
          <table:table-cell table:style-name="Table6.A2" office:value-type="string">
            <text:p text:style-name="P46">Total</text:p>
          </table:table-cell>
          <table:table-cell table:style-name="Table6.A2" office:value-type="string">
            <text:p text:style-name="P35"><text:span text:style-name="T17">00</text:span>:<text:span text:style-name="T17">01</text:span>.<text:span text:style-name="T17">65</text:span></text:p>
          </table:table-cell>
          <table:table-cell table:style-name="Table6.C2" office:value-type="string">
            <text:p text:style-name="P35"><text:span text:style-name="T18">0</text:span>0:<text:span text:style-name="T18">01</text:span>.<text:span text:style-name="T18">57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03374e" officeooo:paragraph-rsid="0003374e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Teresa Van</text:p>
        <text:p text:style-name="MP1">10149274</text:p>
        <text:p text:style-name="MP1">CPSC 501 Assignment #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2:30:58.612429993</meta:creation-date>
    <dc:date>2017-12-08T14:31:02.951183810</dc:date>
    <meta:editing-duration>PT1H23M4S</meta:editing-duration>
    <meta:editing-cycles>39</meta:editing-cycles>
    <meta:generator>LibreOffice/5.4.3.2$Linux_X86_64 LibreOffice_project/40m0$Build-2</meta:generator>
    <meta:document-statistic meta:table-count="7" meta:image-count="0" meta:object-count="0" meta:page-count="7" meta:paragraph-count="267" meta:word-count="934" meta:character-count="7824" meta:non-whitespace-character-count="6503"/>
  </office:meta>
</office:document-meta>
</file>